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Hyperlink" style:data-style-name="N0">
      <style:text-properties fo:color="#467886" style:text-underline-style="solid" style:text-underline-type="single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vertical-align="automatic" fo:wrap-option="wrap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ext-properties fo:font-size="24pt" style:font-size-asian="24pt" style:font-size-complex="24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thin solid #000000" fo:border-bottom="none" fo:border-left="none" fo:border-right="none"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color="#242424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Hyperlink" style:data-style-name="N0">
      <style:table-cell-properties fo:border-top="none" fo:border-bottom="thin solid #000000" fo:border-left="none" fo:border-right="none"/>
      <style:text-properties fo:color="#467886"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4pt" style:font-size-asian="24pt" style:font-size-complex="24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86291666666667cm" style:use-optimal-column-width="true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40770833333333cm" style:use-optimal-column-width="true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4.68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9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4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number-columns-spanned="8" table:number-rows-spanned="1" table:style-name="ce29">
            <text:p>Bill Of Materials</text:p>
          </table:table-cell>
          <table:covered-table-cell table:number-columns-repeated="7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13">
            <text:p>Page</text:p>
          </table:table-cell>
          <table:table-cell table:number-columns-repeated="6" table:style-name="ce13"/>
          <table:table-cell table:number-columns-repeated="16376" table:style-name="ce1"/>
        </table:table-row>
        <table:table-row table:style-name="ro3">
          <table:table-cell/>
          <table:table-cell office:value-type="float" office:value="2" table:style-name="ce13">
            <text:p>2</text:p>
          </table:table-cell>
          <table:table-cell office:value-type="string" table:number-columns-spanned="5" table:number-rows-spanned="1" table:style-name="ce30">
            <text:p>PDB components</text:p>
          </table:table-cell>
          <table:covered-table-cell table:number-columns-repeated="4"/>
          <table:table-cell table:style-name="ce13"/>
          <table:table-cell table:number-columns-repeated="16376" table:style-name="ce1"/>
        </table:table-row>
        <table:table-row table:style-name="ro3">
          <table:table-cell/>
          <table:table-cell office:value-type="float" office:value="3" table:style-name="ce13">
            <text:p>3</text:p>
          </table:table-cell>
          <table:table-cell office:value-type="string" table:number-columns-spanned="5" table:number-rows-spanned="1" table:style-name="ce30">
            <text:p>Platform<text:s/></text:p>
          </table:table-cell>
          <table:covered-table-cell table:number-columns-repeated="4"/>
          <table:table-cell table:style-name="ce13"/>
          <table:table-cell table:number-columns-repeated="16376" table:style-name="ce1"/>
        </table:table-row>
        <table:table-row table:style-name="ro3">
          <table:table-cell/>
          <table:table-cell office:value-type="float" office:value="4" table:style-name="ce13">
            <text:p>4</text:p>
          </table:table-cell>
          <table:table-cell office:value-type="string" table:number-columns-spanned="5" table:number-rows-spanned="1" table:style-name="ce30">
            <text:p>Sensors</text:p>
          </table:table-cell>
          <table:covered-table-cell table:number-columns-repeated="4"/>
          <table:table-cell table:style-name="ce13"/>
          <table:table-cell table:number-columns-repeated="16376" table:style-name="ce1"/>
        </table:table-row>
        <table:table-row table:style-name="ro3">
          <table:table-cell/>
          <table:table-cell office:value-type="float" office:value="5" table:style-name="ce13">
            <text:p>5</text:p>
          </table:table-cell>
          <table:table-cell office:value-type="string" table:style-name="ce13">
            <text:p>Spare Parts and Miscellaneous</text:p>
          </table:table-cell>
          <table:table-cell table:number-columns-repeated="5" table:style-name="ce13"/>
          <table:table-cell table:number-columns-repeated="16376" table:style-name="ce1"/>
        </table:table-row>
        <table:table-row table:number-rows-repeated="2" table:style-name="ro3">
          <table:table-cell/>
          <table:table-cell table:number-columns-repeated="7" table:style-name="ce13"/>
          <table:table-cell table:number-columns-repeated="16376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PDB_components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1"/>
        <table:table-column table:style-name="co7" table:default-cell-style-name="ce11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4">
          <table:table-cell office:value-type="string" table:style-name="ce2">
            <text:p>Item</text:p>
          </table:table-cell>
          <table:table-cell office:value-type="string" table:style-name="ce2">
            <text:p>Discription</text:p>
          </table:table-cell>
          <table:table-cell office:value-type="string" table:style-name="ce2">
            <text:p>Name in kicad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Manufacturer Item</text:p>
          </table:table-cell>
          <table:table-cell office:value-type="string" table:style-name="ce3">
            <text:p>Distributor</text:p>
          </table:table-cell>
          <table:table-cell office:value-type="string" table:style-name="ce9">
            <text:p>Distributor 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Web</text:p>
          </table:table-cell>
          <table:table-cell office:value-type="string" table:style-name="ce2">
            <text:p>Datasheet</text:p>
          </table:table-cell>
          <table:table-cell table:number-columns-repeated="16372"/>
        </table:table-row>
        <table:table-row table:style-name="ro1">
          <table:table-cell office:value-type="string" table:number-columns-spanned="3" table:number-rows-spanned="1" table:style-name="ce31">
            <text:p>Low voltage</text:p>
          </table:table-cell>
          <table:covered-table-cell table:number-columns-repeated="2"/>
          <table:table-cell table:number-columns-repeated="2" table:style-name="ce7"/>
          <table:table-cell table:style-name="ce6"/>
          <table:table-cell table:style-name="ce10"/>
          <table:table-cell table:number-columns-repeated="5" table:style-name="ce5"/>
          <table:table-cell table:number-columns-repeated="16372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Capacitor 100uF</text:p>
          </table:table-cell>
          <table:table-cell office:value-type="string" table:style-name="ce1">
            <text:p>C_xV_1</text:p>
          </table:table-cell>
          <table:table-cell office:value-type="string" table:style-name="ce8">
            <text:p>Würth Elektronik</text:p>
          </table:table-cell>
          <table:table-cell office:value-type="float" office:value="865060757007" table:style-name="ce11">
            <text:p>865060757007</text:p>
          </table:table-cell>
          <table:table-cell office:value-type="string" table:style-name="ce12">
            <text:p>-</text:p>
          </table:table-cell>
          <table:table-cell office:value-type="string" table:style-name="ce11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www.we-online.com/en/components/products/WCAP-ASLL#865060757007">https://www.we-online.com/en/components/products/WCAP-ASLL#865060757007</text:a></text:p>
          </table:table-cell>
          <table:table-cell office:value-type="string" table:style-name="ce4">
            <text:p><text:a xlink:href="https://www.we-online.com/components/products/datasheet/865060757007.pdf">https://www.we-online.com/components/products/datasheet/865060757007.pdf</text:a></text:p>
          </table:table-cell>
          <table:table-cell table:number-columns-repeated="16372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Capacitor 100nF</text:p>
          </table:table-cell>
          <table:table-cell office:value-type="string" table:style-name="ce1">
            <text:p>C_xV_2</text:p>
          </table:table-cell>
          <table:table-cell office:value-type="string" table:style-name="ce8">
            <text:p>Würth Elektronik</text:p>
          </table:table-cell>
          <table:table-cell office:value-type="float" office:value="885012208087" table:style-name="ce11">
            <text:p>885012208087</text:p>
          </table:table-cell>
          <table:table-cell office:value-type="string" table:style-name="ce12">
            <text:p>-</text:p>
          </table:table-cell>
          <table:table-cell office:value-type="string" table:style-name="ce11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www.we-online.com/en/components/products/WCAP-CSGP-50VDC#885012208087">https://www.we-online.com/en/components/products/WCAP-CSGP-50VDC#885012208087</text:a></text:p>
          </table:table-cell>
          <table:table-cell office:value-type="string" table:style-name="ce4">
            <text:p><text:a xlink:href="https://www.we-online.com/components/products/datasheet/885012208087.pdf">https://www.we-online.com/components/products/datasheet/885012208087.pdf</text:a></text:p>
          </table:table-cell>
          <table:table-cell table:number-columns-repeated="16372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Capacitor 22uF</text:p>
          </table:table-cell>
          <table:table-cell office:value-type="string" table:style-name="ce1">
            <text:p>C_xV_3</text:p>
          </table:table-cell>
          <table:table-cell office:value-type="string" table:style-name="ce8">
            <text:p>Würth Elektronik</text:p>
          </table:table-cell>
          <table:table-cell office:value-type="float" office:value="865080643008" table:style-name="ce11">
            <text:p>865080643008</text:p>
          </table:table-cell>
          <table:table-cell office:value-type="string" table:style-name="ce12">
            <text:p>-</text:p>
          </table:table-cell>
          <table:table-cell office:value-type="string" table:style-name="ce11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www.we-online.com/en/components/products/WCAP-ASLI#865080643008">https://www.we-online.com/en/components/products/WCAP-ASLI#865080643008</text:a></text:p>
          </table:table-cell>
          <table:table-cell office:value-type="string" table:style-name="ce4">
            <text:p><text:a xlink:href="https://www.we-online.com/components/products/datasheet/865080643008.pdf">https://www.we-online.com/components/products/datasheet/865080643008.pdf</text:a></text:p>
          </table:table-cell>
          <table:table-cell table:number-columns-repeated="16372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1">
            <text:p>Trim potentiometer 1kohm</text:p>
          </table:table-cell>
          <table:table-cell office:value-type="string" table:style-name="ce1">
            <text:p>Trim_xV</text:p>
          </table:table-cell>
          <table:table-cell office:value-type="string" table:style-name="ce8">
            <text:p>Bourns</text:p>
          </table:table-cell>
          <table:table-cell office:value-type="string" table:style-name="ce8">
            <text:p>3314J-1-102E</text:p>
          </table:table-cell>
          <table:table-cell office:value-type="string" table:style-name="ce1">
            <text:p>RS Components</text:p>
          </table:table-cell>
          <table:table-cell office:value-type="float" office:value="6917399" table:style-name="ce11">
            <text:p>691739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se.rs-online.com/web/p/trimmer-potentiometers/6917399">https://se.rs-online.com/web/p/trimmer-potentiometers/6917399</text:a></text:p>
          </table:table-cell>
          <table:table-cell office:value-type="string" table:style-name="ce4">
            <text:p><text:a xlink:href="https://docs.rs-online.com/a1d9/0900766b800302ec.pdf">https://docs.rs-online.com/a1d9/0900766b800302ec.pdf</text:a></text:p>
          </table:table-cell>
          <table:table-cell table:number-columns-repeated="16372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Trim potentiometer 5kohm</text:p>
          </table:table-cell>
          <table:table-cell office:value-type="string" table:style-name="ce1">
            <text:p>Trim_5-12V</text:p>
          </table:table-cell>
          <table:table-cell office:value-type="string" table:style-name="ce8">
            <text:p>Bourns</text:p>
          </table:table-cell>
          <table:table-cell office:value-type="string" table:style-name="ce8">
            <text:p>3314J-1-502E</text:p>
          </table:table-cell>
          <table:table-cell office:value-type="string" table:style-name="ce1">
            <text:p>RS Components</text:p>
          </table:table-cell>
          <table:table-cell office:value-type="string" table:style-name="ce11">
            <text:p>691-741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4">
            <text:p><text:a xlink:href="https://se.rs-online.com/web/p/trimmer-potentiometers/6917412?searchId=3c8e2927-2957-4829-b867-3d7f09c768ba">https://se.rs-online.com/web/p/trimmer-potentiometers/6917412?searchId=3c8e2927-2957-4829-b867-3d7f09c768ba</text:a></text:p>
          </table:table-cell>
          <table:table-cell office:value-type="string" table:style-name="ce4">
            <text:p><text:a xlink:href="https://docs.rs-online.com/a1d9/0900766b800302ec.pdf">https://docs.rs-online.com/a1d9/0900766b800302ec.pdf</text:a></text:p>
          </table:table-cell>
          <table:table-cell table:number-columns-repeated="16372"/>
        </table:table-row>
        <table:table-row table:style-name="ro6">
          <table:table-cell office:value-type="float" office:value="6" table:style-name="ce1">
            <text:p>6</text:p>
          </table:table-cell>
          <table:table-cell office:value-type="string" table:style-name="ce1">
            <text:p>Schottky diode 20A 100V</text:p>
          </table:table-cell>
          <table:table-cell office:value-type="string" table:style-name="ce1">
            <text:p>DiodTox</text:p>
          </table:table-cell>
          <table:table-cell office:value-type="string" table:style-name="ce8">
            <text:p>Taiwan Semiconductor</text:p>
          </table:table-cell>
          <table:table-cell office:value-type="string" table:style-name="ce8">
            <text:p/>
            <text:p>MBR20100CT</text:p>
          </table:table-cell>
          <table:table-cell office:value-type="string" table:style-name="ce1">
            <text:p>RS Components</text:p>
          </table:table-cell>
          <table:table-cell office:value-type="float" office:value="6882003" table:style-name="ce11">
            <text:p>68820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se.rs-online.com/web/p/schottky-diodes-rectifiers/6882003?searchId=1ff38bc0-f474-4789-863a-252451568179">https://se.rs-online.com/web/p/schottky-diodes-rectifiers/6882003?searchId=1ff38bc0-f474-4789-863a-252451568179</text:a></text:p>
          </table:table-cell>
          <table:table-cell office:value-type="string" table:style-name="ce4">
            <text:p><text:a xlink:href="https://docs.rs-online.com/1ddc/0900766b81404e8d.pdf">https://docs.rs-online.com/1ddc/0900766b81404e8d.pdf</text:a></text:p>
          </table:table-cell>
          <table:table-cell table:number-columns-repeated="16372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string" table:style-name="ce1">
            <text:p>Fuse holder</text:p>
          </table:table-cell>
          <table:table-cell office:value-type="string" table:style-name="ce1">
            <text:p>FuseTox</text:p>
          </table:table-cell>
          <table:table-cell office:value-type="string" table:style-name="ce8">
            <text:p>Littelfuse</text:p>
          </table:table-cell>
          <table:table-cell office:value-type="string" table:style-name="ce11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1">
            <text:p>894960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4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4">
            <text:p><text:a xlink:href="https://docs.rs-online.com/573d/0900766b8158bcd9.pdf">https://docs.rs-online.com/573d/0900766b8158bcd9.pdf</text:a></text:p>
          </table:table-cell>
          <table:table-cell table:number-columns-repeated="16372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8">
            <text:p>Littelfuse</text:p>
          </table:table-cell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5">
          <table:table-cell office:value-type="float" office:value="9" table:style-name="ce1">
            <text:p>9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8">
            <text:p>Littelfuse</text:p>
          </table:table-cell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5">
          <table:table-cell office:value-type="float" office:value="10" table:style-name="ce1">
            <text:p>10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8">
            <text:p>Littelfuse</text:p>
          </table:table-cell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7">
          <table:table-cell office:value-type="float" office:value="11" table:style-name="ce1">
            <text:p>11</text:p>
          </table:table-cell>
          <table:table-cell office:value-type="string" table:style-name="ce1">
            <text:p>DC-DC Converter</text:p>
          </table:table-cell>
          <table:table-cell office:value-type="string" table:style-name="ce1">
            <text:p>DC-DCxV1</text:p>
          </table:table-cell>
          <table:table-cell office:value-type="string" table:style-name="ce8">
            <text:p>TDK-Lambda</text:p>
          </table:table-cell>
          <table:table-cell office:value-type="string" table:style-name="ce8">
            <text:p/>
            <text:p>I6A4W010A033V-001-R</text:p>
          </table:table-cell>
          <table:table-cell office:value-type="string" table:style-name="ce1">
            <text:p>RS Components</text:p>
          </table:table-cell>
          <table:table-cell office:value-type="string" table:style-name="ce11">
            <text:p>181-328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se.rs-online.com/web/p/dc-dc-converters/1813288">https://se.rs-online.com/web/p/dc-dc-converters/1813288</text:a></text:p>
          </table:table-cell>
          <table:table-cell office:value-type="string" table:style-name="ce4">
            <text:p><text:a xlink:href="https://product.tdk.com/system/files/dam/doc/product/power/switching-power/dc-dc-converter/catalog/i6a4w_e.pdf">https://product.tdk.com/system/files/dam/doc/product/power/switching-power/dc-dc-converter/catalog/i6a4w_e.pdf</text:a></text:p>
          </table:table-cell>
          <table:table-cell table:number-columns-repeated="16372"/>
        </table:table-row>
        <table:table-row table:style-name="ro5">
          <table:table-cell office:value-type="float" office:value="12" table:style-name="ce1">
            <text:p>12</text:p>
          </table:table-cell>
          <table:table-cell office:value-type="string" table:style-name="ce1">
            <text:p>Power connector<text:s/></text:p>
          </table:table-cell>
          <table:table-cell office:value-type="string" table:style-name="ce1">
            <text:p>48V1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1">
            <text:p>4102096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4">
            <text:p><text:a xlink:href="https://www.electrokit.com/upload/product/41020/41020964/XT90H.pdf">https://www.electrokit.com/upload/product/41020/41020964/XT90H.pdf</text:a></text:p>
          </table:table-cell>
          <table:table-cell table:number-columns-repeated="16372"/>
        </table:table-row>
        <table:table-row table:style-name="ro5">
          <table:table-cell office:value-type="float" office:value="13" table:style-name="ce1">
            <text:p>13</text:p>
          </table:table-cell>
          <table:table-cell office:value-type="string" table:style-name="ce1">
            <text:p>Power connector</text:p>
          </table:table-cell>
          <table:table-cell office:value-type="string" table:style-name="ce1">
            <text:p>-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1">
            <text:p>4102379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4">
            <text:p><text:a xlink:href="https://www.electrokit.com/upload/quick/9f/8b/e633_41023790-tds.pdf">https://www.electrokit.com/upload/quick/9f/8b/e633_41023790-tds.pdf</text:a>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1">
            <text:p>High voltage</text:p>
          </table:table-cell>
          <table:covered-table-cell table:number-columns-repeated="2"/>
          <table:table-cell table:number-columns-repeated="2" table:style-name="ce14"/>
          <table:table-cell table:style-name="ce15"/>
          <table:table-cell table:style-name="ce16"/>
          <table:table-cell table:number-columns-repeated="5" table:style-name="ce17"/>
          <table:table-cell table:number-columns-repeated="16372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Power connector<text:s/></text:p>
          </table:table-cell>
          <table:table-cell office:value-type="string" table:style-name="ce1">
            <text:p>Bx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1">
            <text:p>4102096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4">
            <text:p><text:a xlink:href="https://www.electrokit.com/upload/product/41020/41020964/XT90H.pdf">https://www.electrokit.com/upload/product/41020/41020964/XT90H.pdf</text:a></text:p>
          </table:table-cell>
          <table:table-cell table:number-columns-repeated="16372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Power connector</text:p>
          </table:table-cell>
          <table:table-cell office:value-type="string" table:style-name="ce1">
            <text:p>Motors 48VDC 30A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60H-M</text:p>
          </table:table-cell>
          <table:table-cell office:value-type="string" table:style-name="ce1">
            <text:p>Electro:kit</text:p>
          </table:table-cell>
          <table:table-cell office:value-type="float" office:value="41023547" table:style-name="ce11">
            <text:p>4102354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60-30a-hane">https://www.electrokit.com/stromkontakt-2-pol-xt60-30a-hane</text:a></text:p>
          </table:table-cell>
          <table:table-cell office:value-type="string" table:style-name="ce4">
            <text:p><text:a xlink:href="https://www.electrokit.com/upload/quick/c1/89/6354_41023547-tds.pdf">https://www.electrokit.com/upload/quick/c1/89/6354_41023547-tds.pdf</text:a></text:p>
          </table:table-cell>
          <table:table-cell table:number-columns-repeated="16372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Power connector</text:p>
          </table:table-cell>
          <table:table-cell office:value-type="string" table:style-name="ce1">
            <text:p>48VDC/48DC 20A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1">
            <text:p>4102379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4">
            <text:p><text:a xlink:href="https://www.electrokit.com/upload/quick/9f/8b/e633_41023790-tds.pdf">https://www.electrokit.com/upload/quick/9f/8b/e633_41023790-tds.pdf</text:a>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chottky diode 30A 100V</text:p>
          </table:table-cell>
          <table:table-cell office:value-type="string" table:style-name="ce1">
            <text:p>DiodToMx</text:p>
          </table:table-cell>
          <table:table-cell table:number-columns-repeated="2" table:style-name="ce8"/>
          <table:table-cell office:value-type="string" table:style-name="ce1">
            <text:p>Electro:kit</text:p>
          </table:table-cell>
          <table:table-cell office:value-type="float" office:value="41018322" table:style-name="ce11">
            <text:p>4101832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4">
            <text:p><text:a xlink:href="https://www.electrokit.com/vs-63cpq100-n3-to-247-100v-30a-dual?srsltid=AfmBOorVj0XX8gFOdQVJVxuxjL4UbAjRE3omBWjy8kLoQK6cZ2MXkBll-cg">https://www.electrokit.com/vs-63cpq100-n3-to-247-100v-30a-dual?srsltid=AfmBOorVj0XX8gFOdQVJVxuxjL4UbAjRE3omBWjy8kLoQK6cZ2MXkBll-cg</text:a></text:p>
          </table:table-cell>
          <table:table-cell office:value-type="string" table:style-name="ce4">
            <text:p><text:a xlink:href="https://www.electrokit.com/upload/product/41018/41018322/VS-63CPQ100PbF,N3.pdf">https://www.electrokit.com/upload/product/41018/41018322/VS-63CPQ100PbF,N3.pdf</text:a></text:p>
          </table:table-cell>
          <table:table-cell table:number-columns-repeated="16372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Fuse holder</text:p>
          </table:table-cell>
          <table:table-cell office:value-type="string" table:style-name="ce1">
            <text:p>FuseToMx</text:p>
          </table:table-cell>
          <table:table-cell office:value-type="string" table:style-name="ce8">
            <text:p>Littelfuse</text:p>
          </table:table-cell>
          <table:table-cell office:value-type="string" table:style-name="ce11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1">
            <text:p>894960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4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4">
            <text:p><text:a xlink:href="https://docs.rs-online.com/573d/0900766b8158bcd9.pdf">https://docs.rs-online.com/573d/0900766b8158bcd9.pdf</text:a>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string" table:style-name="ce1">
            <text:p>USB-CAN</text:p>
          </table:table-cell>
          <table:table-cell office:value-type="string" table:style-name="ce8">
            <text:p>Peak PCAN-USB</text:p>
          </table:table-cell>
          <table:table-cell table:number-columns-repeated="2" table:style-name="ce8"/>
          <table:table-cell office:value-type="string" table:style-name="ce1">
            <text:p>odriverrobotics</text:p>
          </table:table-cell>
          <table:table-cell office:value-type="string" table:style-name="ce11">
            <text:p>USB-CAN-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eu.odriverobotics.com/shop/usb-can-adapter">https://eu.odriverobotics.com/shop/usb-can-adapter</text:a></text:p>
          </table:table-cell>
          <table:table-cell office:value-type="string" table:style-name="ce4">
            <text:p><text:a xlink:href="https://docs.odriverobotics.com/v/latest/hardware/usb-can-datasheet.html">https://docs.odriverobotics.com/v/latest/hardware/usb-can-datasheet.html</text:a>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ANBUS Splitter</text:p>
          </table:table-cell>
          <table:table-cell table:number-columns-repeated="3" table:style-name="ce8"/>
          <table:table-cell office:value-type="string" table:style-name="ce1">
            <text:p>RobotShop</text:p>
          </table:table-cell>
          <table:table-cell table:style-name="ce11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NBUS Splitter</text:p>
          </table:table-cell>
          <table:table-cell office:value-type="string" table:style-name="ce1">
            <text:p>CANBUS Splitter</text:p>
          </table:table-cell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number-columns-repeated="3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table table:name="Platform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1"/>
        <table:table-column table:style-name="co7" table:default-cell-style-name="ce11"/>
        <table:table-column table:style-name="co1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4">
          <table:table-cell office:value-type="string" table:style-name="ce2">
            <text:p>Item</text:p>
          </table:table-cell>
          <table:table-cell office:value-type="string" table:style-name="ce2">
            <text:p>Discription</text:p>
          </table:table-cell>
          <table:table-cell office:value-type="string" table:style-name="ce2">
            <text:p>Type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Manufacturer Item</text:p>
          </table:table-cell>
          <table:table-cell office:value-type="string" table:style-name="ce3">
            <text:p>Distributor</text:p>
          </table:table-cell>
          <table:table-cell office:value-type="string" table:style-name="ce9">
            <text:p>Distributor 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Web</text:p>
          </table:table-cell>
          <table:table-cell office:value-type="string" table:style-name="ce2">
            <text:p>Datasheet</text:p>
          </table:table-cell>
          <table:table-cell table:number-columns-repeated="16372"/>
        </table:table-row>
        <table:table-row table:style-name="ro1">
          <table:table-cell office:value-type="string" table:number-columns-spanned="3" table:number-rows-spanned="1" table:style-name="ce31">
            <text:p>Mechanical Components</text:p>
          </table:table-cell>
          <table:covered-table-cell table:number-columns-repeated="2"/>
          <table:table-cell table:number-columns-repeated="2" table:style-name="ce7"/>
          <table:table-cell table:number-columns-repeated="3" table:style-name="ce1"/>
          <table:table-cell table:style-name="ce5"/>
          <table:table-cell table:style-name="ce1"/>
          <table:table-cell table:number-columns-repeated="2" table:style-name="ce5"/>
          <table:table-cell table:number-columns-repeated="16372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Uniball M8</text:p>
          </table:table-cell>
          <table:table-cell table:style-name="ce1"/>
          <table:table-cell office:value-type="string" table:style-name="ce8">
            <text:p>Wortex</text:p>
          </table:table-cell>
          <table:table-cell office:value-type="string" table:style-name="ce11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Right-hand Thread</text:p>
          </table:table-cell>
          <table:table-cell office:value-type="string" table:style-name="ce4">
            <text:p><text:a xlink:href="https://jspec.se/lankhuvud-xm-hane-m8x1-25">https://jspec.se/lankhuvud-xm-hane-m8x1-25</text:a></text:p>
          </table:table-cell>
          <table:table-cell table:style-name="ce4"/>
          <table:table-cell table:number-columns-repeated="16372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Uniball M8</text:p>
          </table:table-cell>
          <table:table-cell office:value-type="string" table:style-name="ce8">
            <text:p>Left-hand Thread</text:p>
          </table:table-cell>
          <table:table-cell office:value-type="string" table:style-name="ce8">
            <text:p>Wortex</text:p>
          </table:table-cell>
          <table:table-cell office:value-type="string" table:style-name="ce11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4">
            <text:p><text:a xlink:href="https://jspec.se/lankhuvud-xm-hane-m8x1-25-vansterganga">https://jspec.se/lankhuvud-xm-hane-m8x1-25-vansterganga</text:a></text:p>
          </table:table-cell>
          <table:table-cell table:style-name="ce4"/>
          <table:table-cell table:number-columns-repeated="16372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Lock Nut M8</text:p>
          </table:table-cell>
          <table:table-cell office:value-type="string" table:style-name="ce8">
            <text:p>Right-hand Thread</text:p>
          </table:table-cell>
          <table:table-cell office:value-type="string" table:style-name="ce8">
            <text:p>Wortex</text:p>
          </table:table-cell>
          <table:table-cell table:style-name="ce11"/>
          <table:table-cell office:value-type="string" table:style-name="ce1">
            <text:p>J-Spec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Secures right-threaded shaft</text:p>
          </table:table-cell>
          <table:table-cell office:value-type="string" table:style-name="ce4">
            <text:p><text:a xlink:href="https://jspec.se/lasmutter-lankhuvud-m8x1-25-hogerganga">https://jspec.se/lasmutter-lankhuvud-m8x1-25-hogerganga</text:a></text:p>
          </table:table-cell>
          <table:table-cell table:style-name="ce4"/>
          <table:table-cell table:number-columns-repeated="16372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1">
            <text:p>Lock Nut M8</text:p>
          </table:table-cell>
          <table:table-cell office:value-type="string" table:style-name="ce8">
            <text:p>Left-hand Thread</text:p>
          </table:table-cell>
          <table:table-cell office:value-type="string" table:style-name="ce8">
            <text:p>Wortex</text:p>
          </table:table-cell>
          <table:table-cell office:value-type="string" table:style-name="ce28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ecures left-threaded shaft</text:p>
          </table:table-cell>
          <table:table-cell office:value-type="string" table:style-name="ce4">
            <text:p><text:a xlink:href="https://jspec.se/lasmutter-lankhuvud-m8x1-25-vansterganga">https://jspec.se/lasmutter-lankhuvud-m8x1-25-vansterganga</text:a></text:p>
          </table:table-cell>
          <table:table-cell table:style-name="ce4"/>
          <table:table-cell table:number-columns-repeated="16372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Adjustable Rod <text:s/>M8</text:p>
          </table:table-cell>
          <table:table-cell table:style-name="ce1"/>
          <table:table-cell office:value-type="string" table:style-name="ce8">
            <text:p>Wortex</text:p>
          </table:table-cell>
          <table:table-cell office:value-type="string" table:style-name="ce28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djustable rod for uniball/link arm</text:p>
          </table:table-cell>
          <table:table-cell office:value-type="string" table:style-name="ce4">
            <text:p><text:a xlink:href="https://jspec.se/justeringsstag-for-lankhuvud-m8-150mm">https://jspec.se/justeringsstag-for-lankhuvud-m8-150mm</text:a></text:p>
          </table:table-cell>
          <table:table-cell table:style-name="ce4"/>
          <table:table-cell table:number-columns-repeated="16372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string" table:style-name="ce1">
            <text:p>Cone Washer M8</text:p>
          </table:table-cell>
          <table:table-cell table:style-name="ce1"/>
          <table:table-cell office:value-type="string" table:style-name="ce8">
            <text:p>Wortex</text:p>
          </table:table-cell>
          <table:table-cell office:value-type="string" table:style-name="ce28">
            <text:p>-</text:p>
          </table:table-cell>
          <table:table-cell office:value-type="string" table:style-name="ce1">
            <text:p>J-Spec</text:p>
          </table:table-cell>
          <table:table-cell table:number-columns-repeated="4" table:style-name="ce1"/>
          <table:table-cell office:value-type="string" table:style-name="ce4">
            <text:p><text:a xlink:href="https://jspec.se/konbricka-m8">https://jspec.se/konbricka-m8</text:a>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K10-9 V3.0 KV60</text:p>
          </table:table-cell>
          <table:table-cell table:style-name="ce1"/>
          <table:table-cell table:number-columns-repeated="2" table:style-name="ce8"/>
          <table:table-cell office:value-type="string" table:style-name="ce1">
            <text:p>CubeMars</text:p>
          </table:table-cell>
          <table:table-cell office:value-type="string" table:style-name="ce1">
            <text:p>AK10-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Motor</text:p>
          </table:table-cell>
          <table:table-cell office:value-type="string" table:style-name="ce4">
            <text:p><text:a xlink:href="https://www.cubemars.com/product/ak10-9-v3-0-kv60-robotic-actuator.html">https://www.cubemars.com/product/ak10-9-v3-0-kv60-robotic-actuator.html</text:a></text:p>
          </table:table-cell>
          <table:table-cell office:value-type="string" table:style-name="ce4">
            <text:p><text:a xlink:href="https://www.cubemars.com/images/file/20241217/1734428582786471.pdf">https://www.cubemars.com/images/file/20241217/1734428582786471.pdf</text:a>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river board V3.0</text:p>
          </table:table-cell>
          <table:table-cell table:style-name="ce1"/>
          <table:table-cell table:style-name="ce8"/>
          <table:table-cell table:style-name="ce11"/>
          <table:table-cell office:value-type="string" table:style-name="ce1">
            <text:p>CubeMar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Motor Controller</text:p>
          </table:table-cell>
          <table:table-cell office:value-type="string" table:style-name="ce4">
            <text:p><text:a xlink:href="https://www.cubemars.com/product/driver-board.html">https://www.cubemars.com/product/driver-board.html</text:a></text:p>
          </table:table-cell>
          <table:table-cell office:value-type="string" table:style-name="ce4">
            <text:p><text:a xlink:href="https://www.cubemars.com/images/file/202511/AK60-4820-1C-A2%20Driver%20Installation%20Instructions.pdf">https://www.cubemars.com/images/file/202511/AK60-4820-1C-A2%20Driver%20Installation%20Instructions.pdf</text:a>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hock absorber</text:p>
          </table:table-cell>
          <table:table-cell table:style-name="ce1"/>
          <table:table-cell table:style-name="ce8"/>
          <table:table-cell table:style-name="ce11"/>
          <table:table-cell office:value-type="string" table:style-name="ce1">
            <text:p>Öhlin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yre</text:p>
          </table:table-cell>
          <table:table-cell table:style-name="ce1"/>
          <table:table-cell table:number-columns-repeated="2" table:style-name="ce8"/>
          <table:table-cell office:value-type="string" table:style-name="ce1">
            <text:p>Fungarage</text:p>
          </table:table-cell>
          <table:table-cell office:value-type="float" office:value="10818" table:style-name="ce11">
            <text:p>1081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4">
            <text:p><text:a xlink:href="https://www.fungarage.se/reservdelar-till-atv-1000w-el-70-e-med-back/188-1032-falg-atv-6.html#/11-farg-svart">https://www.fungarage.se/reservdelar-till-atv-1000w-el-70-e-med-back/994-dack-145-70-6-atv-fram-bak.html</text:a></text:p>
          </table:table-cell>
          <table:table-cell table:style-name="ce4"/>
          <table:table-cell table:number-columns-repeated="16372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string" table:style-name="ce1">
            <text:p>Rim</text:p>
          </table:table-cell>
          <table:table-cell table:style-name="ce1"/>
          <table:table-cell table:number-columns-repeated="2" table:style-name="ce8"/>
          <table:table-cell office:value-type="string" table:style-name="ce1">
            <text:p>Fungarage</text:p>
          </table:table-cell>
          <table:table-cell office:value-type="string" table:style-name="ce11">
            <text:p>10070-SV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4">
            <text:p>https://www.fungarage.se/reservdelar-till-atv-1000w-el-70-e-med-back/188-1032-falg-atv-6.html#/11-farg-svart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1">
            <text:p>Electrical Components</text:p>
          </table:table-cell>
          <table:covered-table-cell table:number-columns-repeated="2"/>
          <table:table-cell table:number-columns-repeated="2" table:style-name="ce14"/>
          <table:table-cell table:style-name="ce15"/>
          <table:table-cell table:style-name="ce16"/>
          <table:table-cell table:number-columns-repeated="5" table:style-name="ce17"/>
          <table:table-cell table:number-columns-repeated="16372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Battery</text:p>
          </table:table-cell>
          <table:table-cell table:number-columns-repeated="3" table:style-name="ce8"/>
          <table:table-cell office:value-type="string" table:style-name="ce1">
            <text:p>Tattu</text:p>
          </table:table-cell>
          <table:table-cell office:value-type="string" table:style-name="ce11">
            <text:p>TAA22K12SP25A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gensace.de/products/tattu-plus-1-0-22000mah-44-4v-25c-12s1p-lipo-battery-pack-with-as150u-plug?_pos=1&amp;_psq=TAA22K12SP25A&amp;_ss=e&amp;_v=1.0">https://gensace.de/products/tattu-plus-1-0-22000mah-44-4v-25c-12s1p-lipo-battery-pack-with-as150u-plug?_pos=1&amp;_psq=TAA22K12SP25A&amp;_ss=e&amp;_v=1.0</text:a></text:p>
          </table:table-cell>
          <table:table-cell table:style-name="ce4"/>
          <table:table-cell table:number-columns-repeated="16372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Battery cable</text:p>
          </table:table-cell>
          <table:table-cell table:number-columns-repeated="3" table:style-name="ce8"/>
          <table:table-cell office:value-type="string" table:style-name="ce1">
            <text:p>Tattu</text:p>
          </table:table-cell>
          <table:table-cell office:value-type="string" table:style-name="ce11">
            <text:p>TAA00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gensace.de/collections/adapter-for-rc-and-drone-1/products/taa002">https://gensace.de/collections/adapter-for-rc-and-drone-1/products/taa002</text:a></text:p>
          </table:table-cell>
          <table:table-cell table:style-name="ce4"/>
          <table:table-cell table:number-columns-repeated="16372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CAN Cable</text:p>
          </table:table-cell>
          <table:table-cell office:value-type="string" table:style-name="ce8">
            <text:p>JST GH CAN Cable 0.5m</text:p>
          </table:table-cell>
          <table:table-cell table:number-columns-repeated="2" table:style-name="ce8"/>
          <table:table-cell office:value-type="string" table:style-name="ce1">
            <text:p>odriverrobotics</text:p>
          </table:table-cell>
          <table:table-cell table:style-name="ce11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4"/>
          <table:table-cell table:number-columns-repeated="16372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1">
            <text:p>Computer</text:p>
          </table:table-cell>
          <table:table-cell office:value-type="string" table:style-name="ce8">
            <text:p>ASUS NUC 13 Pro Barebone i7-1360P Slim</text:p>
          </table:table-cell>
          <table:table-cell table:style-name="ce8"/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Sensors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1"/>
        <table:table-column table:style-name="co7" table:default-cell-style-name="ce11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4">
          <table:table-cell office:value-type="string" table:style-name="ce2">
            <text:p>Item</text:p>
          </table:table-cell>
          <table:table-cell office:value-type="string" table:style-name="ce2">
            <text:p>Discription</text:p>
          </table:table-cell>
          <table:table-cell office:value-type="string" table:style-name="ce2">
            <text:p>Name in kicad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Manufacturer Item</text:p>
          </table:table-cell>
          <table:table-cell office:value-type="string" table:style-name="ce3">
            <text:p>Distributor</text:p>
          </table:table-cell>
          <table:table-cell office:value-type="string" table:style-name="ce9">
            <text:p>Distributor 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Web</text:p>
          </table:table-cell>
          <table:table-cell office:value-type="string" table:style-name="ce2">
            <text:p>Datasheet</text:p>
          </table:table-cell>
          <table:table-cell table:number-columns-repeated="16372"/>
        </table:table-row>
        <table:table-row table:style-name="ro1">
          <table:table-cell office:value-type="string" table:number-columns-spanned="3" table:number-rows-spanned="1" table:style-name="ce31">
            <text:p>Low voltage</text:p>
          </table:table-cell>
          <table:covered-table-cell table:number-columns-repeated="2"/>
          <table:table-cell table:number-columns-repeated="2" table:style-name="ce7"/>
          <table:table-cell table:style-name="ce6"/>
          <table:table-cell table:style-name="ce10"/>
          <table:table-cell table:number-columns-repeated="5" table:style-name="ce5"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8"/>
          <table:table-cell table:style-name="ce11"/>
          <table:table-cell table:style-name="ce12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8"/>
          <table:table-cell table:style-name="ce11"/>
          <table:table-cell table:style-name="ce12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8"/>
          <table:table-cell table:style-name="ce11"/>
          <table:table-cell table:style-name="ce12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1"/>
          <table:table-cell table:style-name="ce8"/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table:style-name="ce8"/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1"/>
          <table:table-cell table:style-name="ce8"/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8"/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1">
            <text:p>High voltage</text:p>
          </table:table-cell>
          <table:covered-table-cell table:number-columns-repeated="2"/>
          <table:table-cell table:number-columns-repeated="2" table:style-name="ce14"/>
          <table:table-cell table:style-name="ce15"/>
          <table:table-cell table:style-name="ce16"/>
          <table:table-cell table:number-columns-repeated="5" table:style-name="ce17"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8"/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pare_parts_and_MISC_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1"/>
        <table:table-column table:style-name="co7" table:default-cell-style-name="ce11"/>
        <table:table-column table:style-name="co1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4">
          <table:table-cell office:value-type="string" table:style-name="ce2">
            <text:p>Item</text:p>
          </table:table-cell>
          <table:table-cell office:value-type="string" table:style-name="ce2">
            <text:p>Discription</text:p>
          </table:table-cell>
          <table:table-cell office:value-type="string" table:style-name="ce2">
            <text:p>Type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Manufacturer Item</text:p>
          </table:table-cell>
          <table:table-cell office:value-type="string" table:style-name="ce3">
            <text:p>Distributor</text:p>
          </table:table-cell>
          <table:table-cell office:value-type="string" table:style-name="ce9">
            <text:p>Distributor 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Web</text:p>
          </table:table-cell>
          <table:table-cell office:value-type="string" table:style-name="ce2">
            <text:p>Datasheet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3" table:number-rows-spanned="1" table:style-name="ce31">
            <text:p>Spare Parts</text:p>
          </table:table-cell>
          <table:covered-table-cell table:number-columns-repeated="2"/>
          <table:table-cell table:number-columns-repeated="2" table:style-name="ce7"/>
          <table:table-cell table:number-columns-repeated="3" table:style-name="ce1"/>
          <table:table-cell table:style-name="ce5"/>
          <table:table-cell table:style-name="ce1"/>
          <table:table-cell table:number-columns-repeated="2" table:style-name="ce5"/>
          <table:table-cell table:number-columns-repeated="16372" table:style-name="ce1"/>
        </table:table-row>
        <table:table-row table:style-name="ro1">
          <table:table-cell office:value-type="string" table:style-name="ce24">
            <text:p>Platform</text:p>
          </table:table-cell>
          <table:table-cell table:number-columns-repeated="2" table:style-name="ce24"/>
          <table:table-cell table:number-columns-repeated="2" table:style-name="ce25"/>
          <table:table-cell table:number-columns-repeated="3" table:style-name="ce26"/>
          <table:table-cell table:style-name="ce27"/>
          <table:table-cell table:style-name="ce26"/>
          <table:table-cell table:number-columns-repeated="2" table:style-name="ce27"/>
          <table:table-cell table:number-columns-repeated="7" table:style-name="ce26"/>
          <table:table-cell table:number-columns-repeated="16365"/>
        </table:table-row>
        <table:table-row table:style-name="ro1">
          <table:table-cell office:value-type="string" table:number-columns-spanned="3" table:number-rows-spanned="1" table:style-name="ce31">
            <text:p>Mechanical Components</text:p>
          </table:table-cell>
          <table:covered-table-cell table:number-columns-repeated="2"/>
          <table:table-cell table:number-columns-repeated="2" table:style-name="ce7"/>
          <table:table-cell table:number-columns-repeated="3" table:style-name="ce1"/>
          <table:table-cell table:style-name="ce5"/>
          <table:table-cell table:style-name="ce1"/>
          <table:table-cell table:number-columns-repeated="2" table:style-name="ce5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Uniball M8</text:p>
          </table:table-cell>
          <table:table-cell table:style-name="ce1"/>
          <table:table-cell office:value-type="string" table:style-name="ce8">
            <text:p>Wortex</text:p>
          </table:table-cell>
          <table:table-cell office:value-type="string" table:style-name="ce11">
            <text:p>-</text:p>
          </table:table-cell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Right-hand Thread</text:p>
          </table:table-cell>
          <table:table-cell office:value-type="string" table:style-name="ce4">
            <text:p><text:a xlink:href="https://jspec.se/lankhuvud-xm-hane-m8x1-25">https://jspec.se/lankhuvud-xm-hane-m8x1-25</text:a></text:p>
          </table:table-cell>
          <table:table-cell table:style-name="ce4"/>
          <table:table-cell table:number-columns-repeated="16372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Uniball M8</text:p>
          </table:table-cell>
          <table:table-cell office:value-type="string" table:style-name="ce8">
            <text:p>Left-hand Thread</text:p>
          </table:table-cell>
          <table:table-cell office:value-type="string" table:style-name="ce8">
            <text:p>Wortex</text:p>
          </table:table-cell>
          <table:table-cell office:value-type="string" table:style-name="ce11">
            <text:p>-</text:p>
          </table:table-cell>
          <table:table-cell office:value-type="string" table:style-name="ce1">
            <text:p>J-Spec</text:p>
          </table:table-cell>
          <table:table-cell table:number-columns-repeated="4" table:style-name="ce1"/>
          <table:table-cell office:value-type="string" table:style-name="ce4">
            <text:p><text:a xlink:href="https://jspec.se/lankhuvud-xm-hane-m8x1-25-vansterganga">https://jspec.se/lankhuvud-xm-hane-m8x1-25-vansterganga</text:a></text:p>
          </table:table-cell>
          <table:table-cell table:style-name="ce4"/>
          <table:table-cell table:number-columns-repeated="16372" table:style-name="ce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Lock Nut M8</text:p>
          </table:table-cell>
          <table:table-cell office:value-type="string" table:style-name="ce8">
            <text:p>Right-hand Thread</text:p>
          </table:table-cell>
          <table:table-cell office:value-type="string" table:style-name="ce8">
            <text:p>Wortex</text:p>
          </table:table-cell>
          <table:table-cell table:style-name="ce11"/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Secures right-threaded shaft</text:p>
          </table:table-cell>
          <table:table-cell office:value-type="string" table:style-name="ce4">
            <text:p><text:a xlink:href="https://jspec.se/lasmutter-lankhuvud-m8x1-25-hogerganga">https://jspec.se/lasmutter-lankhuvud-m8x1-25-hogerganga</text:a></text:p>
          </table:table-cell>
          <table:table-cell table:style-name="ce4"/>
          <table:table-cell table:number-columns-repeated="16372" table:style-name="ce1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1">
            <text:p>Lock Nut M8</text:p>
          </table:table-cell>
          <table:table-cell office:value-type="string" table:style-name="ce8">
            <text:p>Left-hand Thread</text:p>
          </table:table-cell>
          <table:table-cell office:value-type="string" table:style-name="ce8">
            <text:p>Wortex</text:p>
          </table:table-cell>
          <table:table-cell office:value-type="string" table:style-name="ce8">
            <text:p>-</text:p>
          </table:table-cell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Secures left-threaded shaft</text:p>
          </table:table-cell>
          <table:table-cell office:value-type="string" table:style-name="ce4">
            <text:p><text:a xlink:href="https://jspec.se/lasmutter-lankhuvud-m8x1-25-vansterganga">https://jspec.se/lasmutter-lankhuvud-m8x1-25-vansterganga</text:a></text:p>
          </table:table-cell>
          <table:table-cell table:style-name="ce4"/>
          <table:table-cell table:number-columns-repeated="16372" table:style-name="ce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Adjustable Rod <text:s/>M8</text:p>
          </table:table-cell>
          <table:table-cell table:style-name="ce1"/>
          <table:table-cell office:value-type="string" table:style-name="ce8">
            <text:p>Wortex</text:p>
          </table:table-cell>
          <table:table-cell office:value-type="string" table:style-name="ce8">
            <text:p>-</text:p>
          </table:table-cell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Adjustable rod for uniball/link arm</text:p>
          </table:table-cell>
          <table:table-cell office:value-type="string" table:style-name="ce4">
            <text:p><text:a xlink:href="https://jspec.se/justeringsstag-for-lankhuvud-m8-150mm">https://jspec.se/justeringsstag-for-lankhuvud-m8-150mm</text:a></text:p>
          </table:table-cell>
          <table:table-cell table:style-name="ce4"/>
          <table:table-cell table:number-columns-repeated="16372" table:style-name="ce1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string" table:style-name="ce1">
            <text:p>Cone Washer M8</text:p>
          </table:table-cell>
          <table:table-cell table:style-name="ce1"/>
          <table:table-cell office:value-type="string" table:style-name="ce8">
            <text:p>Wortex</text:p>
          </table:table-cell>
          <table:table-cell office:value-type="string" table:style-name="ce8">
            <text:p>-</text:p>
          </table:table-cell>
          <table:table-cell office:value-type="string" table:style-name="ce1">
            <text:p>J-Spec</text:p>
          </table:table-cell>
          <table:table-cell table:number-columns-repeated="4" table:style-name="ce1"/>
          <table:table-cell office:value-type="string" table:style-name="ce4">
            <text:p><text:a xlink:href="https://jspec.se/konbricka-m8">https://jspec.se/konbricka-m8</text:a></text:p>
          </table:table-cell>
          <table:table-cell table:style-name="ce4"/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K10-9 V3.0 KV60</text:p>
          </table:table-cell>
          <table:table-cell table:style-name="ce1"/>
          <table:table-cell table:number-columns-repeated="2" table:style-name="ce8"/>
          <table:table-cell office:value-type="string" table:style-name="ce1">
            <text:p>CubeMars</text:p>
          </table:table-cell>
          <table:table-cell office:value-type="string" table:style-name="ce1">
            <text:p>AK10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otor</text:p>
          </table:table-cell>
          <table:table-cell office:value-type="string" table:style-name="ce4">
            <text:p><text:a xlink:href="https://www.cubemars.com/product/ak10-9-v3-0-kv60-robotic-actuator.html">https://www.cubemars.com/product/ak10-9-v3-0-kv60-robotic-actuator.html</text:a></text:p>
          </table:table-cell>
          <table:table-cell office:value-type="string" table:style-name="ce4">
            <text:p><text:a xlink:href="https://www.cubemars.com/images/file/20241217/1734428582786471.pdf">https://www.cubemars.com/images/file/20241217/1734428582786471.pdf</text:a>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river board V3.0</text:p>
          </table:table-cell>
          <table:table-cell table:style-name="ce1"/>
          <table:table-cell table:style-name="ce8"/>
          <table:table-cell table:style-name="ce11"/>
          <table:table-cell office:value-type="string" table:style-name="ce1">
            <text:p>CubeMar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otor Controller</text:p>
          </table:table-cell>
          <table:table-cell office:value-type="string" table:style-name="ce4">
            <text:p><text:a xlink:href="https://www.cubemars.com/product/driver-board.html">https://www.cubemars.com/product/driver-board.html</text:a></text:p>
          </table:table-cell>
          <table:table-cell office:value-type="string" table:style-name="ce4">
            <text:p><text:a xlink:href="https://www.cubemars.com/images/file/202511/AK60-4820-1C-A2%20Driver%20Installation%20Instructions.pdf">https://www.cubemars.com/images/file/202511/AK60-4820-1C-A2%20Driver%20Installation%20Instructions.pdf</text:a>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hock absorber</text:p>
          </table:table-cell>
          <table:table-cell table:style-name="ce1"/>
          <table:table-cell table:style-name="ce8"/>
          <table:table-cell table:style-name="ce11"/>
          <table:table-cell office:value-type="string" table:style-name="ce1">
            <text:p>Öhlins</text:p>
          </table:table-cell>
          <table:table-cell table:style-name="ce1"/>
          <table:table-cell office:value-type="string" table:style-name="ce1">
            <text:p>-</text:p>
          </table:table-cell>
          <table:table-cell table:number-columns-repeated="2" table:style-name="ce1"/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yre</text:p>
          </table:table-cell>
          <table:table-cell table:style-name="ce1"/>
          <table:table-cell table:number-columns-repeated="2" table:style-name="ce8"/>
          <table:table-cell office:value-type="string" table:style-name="ce1">
            <text:p>Fungarage</text:p>
          </table:table-cell>
          <table:table-cell office:value-type="float" office:value="10818" table:style-name="ce11">
            <text:p>10818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4">
            <text:p><text:a xlink:href="https://www.fungarage.se/reservdelar-till-atv-1000w-el-70-e-med-back/188-1032-falg-atv-6.html#/11-farg-svart">https://www.fungarage.se/reservdelar-till-atv-1000w-el-70-e-med-back/994-dack-145-70-6-atv-fram-bak.html</text:a></text:p>
          </table:table-cell>
          <table:table-cell table:style-name="ce4"/>
          <table:table-cell table:number-columns-repeated="16372" table:style-name="ce1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string" table:style-name="ce1">
            <text:p>Rim</text:p>
          </table:table-cell>
          <table:table-cell table:style-name="ce1"/>
          <table:table-cell table:number-columns-repeated="2" table:style-name="ce8"/>
          <table:table-cell office:value-type="string" table:style-name="ce1">
            <text:p>Fungarage</text:p>
          </table:table-cell>
          <table:table-cell office:value-type="string" table:style-name="ce11">
            <text:p>10070-SV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4">
            <text:p>https://www.fungarage.se/reservdelar-till-atv-1000w-el-70-e-med-back/188-1032-falg-atv-6.html#/11-farg-svart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style-name="ce1"/>
          <table:table-cell table:style-name="ce11"/>
          <table:table-cell table:number-columns-repeated="3" table:style-name="ce1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number-columns-spanned="3" table:number-rows-spanned="1" table:style-name="ce31">
            <text:p>Electrical Components</text:p>
          </table:table-cell>
          <table:covered-table-cell table:number-columns-repeated="2"/>
          <table:table-cell table:number-columns-repeated="2" table:style-name="ce14"/>
          <table:table-cell table:style-name="ce15"/>
          <table:table-cell table:style-name="ce16"/>
          <table:table-cell table:number-columns-repeated="5" table:style-name="ce17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Battery</text:p>
          </table:table-cell>
          <table:table-cell table:number-columns-repeated="3" table:style-name="ce8"/>
          <table:table-cell office:value-type="string" table:style-name="ce1">
            <text:p>Tattu</text:p>
          </table:table-cell>
          <table:table-cell office:value-type="string" table:style-name="ce11">
            <text:p>TAA22K12SP25A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gensace.de/products/tattu-plus-1-0-22000mah-44-4v-25c-12s1p-lipo-battery-pack-with-as150u-plug?_pos=1&amp;_psq=TAA22K12SP25A&amp;_ss=e&amp;_v=1.0">https://gensace.de/products/tattu-plus-1-0-22000mah-44-4v-25c-12s1p-lipo-battery-pack-with-as150u-plug?_pos=1&amp;_psq=TAA22K12SP25A&amp;_ss=e&amp;_v=1.0</text:a></text:p>
          </table:table-cell>
          <table:table-cell table:style-name="ce4"/>
          <table:table-cell table:number-columns-repeated="16372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Battery cable</text:p>
          </table:table-cell>
          <table:table-cell table:number-columns-repeated="3" table:style-name="ce8"/>
          <table:table-cell office:value-type="string" table:style-name="ce1">
            <text:p>Tattu</text:p>
          </table:table-cell>
          <table:table-cell office:value-type="string" table:style-name="ce11">
            <text:p>TAA00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gensace.de/collections/adapter-for-rc-and-drone-1/products/taa002">https://gensace.de/collections/adapter-for-rc-and-drone-1/products/taa002</text:a></text:p>
          </table:table-cell>
          <table:table-cell table:style-name="ce4"/>
          <table:table-cell table:number-columns-repeated="16372" table:style-name="ce1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CAN Cable</text:p>
          </table:table-cell>
          <table:table-cell office:value-type="string" table:style-name="ce8">
            <text:p>JST GH CAN Cable 0.5m</text:p>
          </table:table-cell>
          <table:table-cell table:number-columns-repeated="2" table:style-name="ce8"/>
          <table:table-cell office:value-type="string" table:style-name="ce1">
            <text:p>odriverrobotics</text:p>
          </table:table-cell>
          <table:table-cell table:style-name="ce11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4"/>
          <table:table-cell table:number-columns-repeated="16372" table:style-name="ce1"/>
        </table:table-row>
        <table:table-row table:number-rows-repeated="4" table:style-name="ro1">
          <table:table-cell table:number-columns-repeated="2" table:style-name="ce1"/>
          <table:table-cell table:number-columns-repeated="2" table:style-name="ce8"/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 office:value-type="string" table:style-name="ce20">
            <text:p>PDB - Low voltage</text:p>
          </table:table-cell>
          <table:table-cell table:number-columns-repeated="2" table:style-name="ce20"/>
          <table:table-cell table:number-columns-repeated="2" table:style-name="ce21"/>
          <table:table-cell table:style-name="ce20"/>
          <table:table-cell table:style-name="ce22"/>
          <table:table-cell table:number-columns-repeated="3" table:style-name="ce20"/>
          <table:table-cell table:style-name="ce23"/>
          <table:table-cell table:number-columns-repeated="8" table:style-name="ce20"/>
          <table:table-cell table:number-columns-repeated="16365" table:style-name="ce19"/>
        </table:table-row>
        <table:table-row table:style-name="ro5">
          <table:table-cell table:style-name="ce1"/>
          <table:table-cell office:value-type="string" table:style-name="ce1">
            <text:p>Capacitor 100uF</text:p>
          </table:table-cell>
          <table:table-cell office:value-type="string" table:style-name="ce1">
            <text:p>C_xV_1</text:p>
          </table:table-cell>
          <table:table-cell office:value-type="string" table:style-name="ce8">
            <text:p>Würth Elektronik</text:p>
          </table:table-cell>
          <table:table-cell office:value-type="float" office:value="865060757007" table:style-name="ce11">
            <text:p>865060757007</text:p>
          </table:table-cell>
          <table:table-cell office:value-type="string" table:style-name="ce12">
            <text:p>-</text:p>
          </table:table-cell>
          <table:table-cell office:value-type="string" table:style-name="ce11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www.we-online.com/en/components/products/WCAP-ASLL#865060757007">https://www.we-online.com/en/components/products/WCAP-ASLL#865060757007</text:a></text:p>
          </table:table-cell>
          <table:table-cell office:value-type="string" table:style-name="ce4">
            <text:p><text:a xlink:href="https://www.we-online.com/components/products/datasheet/865060757007.pdf">https://www.we-online.com/components/products/datasheet/865060757007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Capacitor 100nF</text:p>
          </table:table-cell>
          <table:table-cell office:value-type="string" table:style-name="ce1">
            <text:p>C_xV_2</text:p>
          </table:table-cell>
          <table:table-cell office:value-type="string" table:style-name="ce8">
            <text:p>Würth Elektronik</text:p>
          </table:table-cell>
          <table:table-cell office:value-type="float" office:value="885012208087" table:style-name="ce11">
            <text:p>885012208087</text:p>
          </table:table-cell>
          <table:table-cell office:value-type="string" table:style-name="ce12">
            <text:p>-</text:p>
          </table:table-cell>
          <table:table-cell office:value-type="string" table:style-name="ce11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www.we-online.com/en/components/products/WCAP-CSGP-50VDC#885012208087">https://www.we-online.com/en/components/products/WCAP-CSGP-50VDC#885012208087</text:a></text:p>
          </table:table-cell>
          <table:table-cell office:value-type="string" table:style-name="ce4">
            <text:p><text:a xlink:href="https://www.we-online.com/components/products/datasheet/885012208087.pdf">https://www.we-online.com/components/products/datasheet/885012208087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Capacitor 22uF</text:p>
          </table:table-cell>
          <table:table-cell office:value-type="string" table:style-name="ce1">
            <text:p>C_xV_3</text:p>
          </table:table-cell>
          <table:table-cell office:value-type="string" table:style-name="ce8">
            <text:p>Würth Elektronik</text:p>
          </table:table-cell>
          <table:table-cell office:value-type="float" office:value="865080643008" table:style-name="ce11">
            <text:p>865080643008</text:p>
          </table:table-cell>
          <table:table-cell office:value-type="string" table:style-name="ce12">
            <text:p>-</text:p>
          </table:table-cell>
          <table:table-cell office:value-type="string" table:style-name="ce11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www.we-online.com/en/components/products/WCAP-ASLI#865080643008">https://www.we-online.com/en/components/products/WCAP-ASLI#865080643008</text:a></text:p>
          </table:table-cell>
          <table:table-cell office:value-type="string" table:style-name="ce4">
            <text:p><text:a xlink:href="https://www.we-online.com/components/products/datasheet/865080643008.pdf">https://www.we-online.com/components/products/datasheet/865080643008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Trim potentiometer 1kohm</text:p>
          </table:table-cell>
          <table:table-cell office:value-type="string" table:style-name="ce1">
            <text:p>Trim_xV</text:p>
          </table:table-cell>
          <table:table-cell office:value-type="string" table:style-name="ce8">
            <text:p>Bourns</text:p>
          </table:table-cell>
          <table:table-cell office:value-type="string" table:style-name="ce8">
            <text:p>3314J-1-102E</text:p>
          </table:table-cell>
          <table:table-cell office:value-type="string" table:style-name="ce1">
            <text:p>RS Components</text:p>
          </table:table-cell>
          <table:table-cell office:value-type="float" office:value="6917399" table:style-name="ce11">
            <text:p>691739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se.rs-online.com/web/p/trimmer-potentiometers/6917399">https://se.rs-online.com/web/p/trimmer-potentiometers/6917399</text:a></text:p>
          </table:table-cell>
          <table:table-cell office:value-type="string" table:style-name="ce4">
            <text:p><text:a xlink:href="https://docs.rs-online.com/a1d9/0900766b800302ec.pdf">https://docs.rs-online.com/a1d9/0900766b800302ec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Trim potentiometer 5kohm</text:p>
          </table:table-cell>
          <table:table-cell office:value-type="string" table:style-name="ce1">
            <text:p>Trim_5-12V</text:p>
          </table:table-cell>
          <table:table-cell office:value-type="string" table:style-name="ce8">
            <text:p>Bourns</text:p>
          </table:table-cell>
          <table:table-cell office:value-type="string" table:style-name="ce8">
            <text:p>3314J-1-502E</text:p>
          </table:table-cell>
          <table:table-cell office:value-type="string" table:style-name="ce1">
            <text:p>RS Components</text:p>
          </table:table-cell>
          <table:table-cell office:value-type="string" table:style-name="ce11">
            <text:p>691-741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4">
            <text:p><text:a xlink:href="https://se.rs-online.com/web/p/trimmer-potentiometers/6917412?searchId=3c8e2927-2957-4829-b867-3d7f09c768ba">https://se.rs-online.com/web/p/trimmer-potentiometers/6917412?searchId=3c8e2927-2957-4829-b867-3d7f09c768ba</text:a></text:p>
          </table:table-cell>
          <table:table-cell office:value-type="string" table:style-name="ce4">
            <text:p><text:a xlink:href="https://docs.rs-online.com/a1d9/0900766b800302ec.pdf">https://docs.rs-online.com/a1d9/0900766b800302ec.pdf</text:a></text:p>
          </table:table-cell>
          <table:table-cell table:number-columns-repeated="16372" table:style-name="ce1"/>
        </table:table-row>
        <table:table-row table:style-name="ro6">
          <table:table-cell table:style-name="ce1"/>
          <table:table-cell office:value-type="string" table:style-name="ce1">
            <text:p>Schottky diode 20A 100V</text:p>
          </table:table-cell>
          <table:table-cell office:value-type="string" table:style-name="ce1">
            <text:p>DiodTox</text:p>
          </table:table-cell>
          <table:table-cell office:value-type="string" table:style-name="ce8">
            <text:p>Taiwan Semiconductor</text:p>
          </table:table-cell>
          <table:table-cell office:value-type="string" table:style-name="ce8">
            <text:p/>
            <text:p>MBR20100CT</text:p>
          </table:table-cell>
          <table:table-cell office:value-type="string" table:style-name="ce1">
            <text:p>RS Components</text:p>
          </table:table-cell>
          <table:table-cell office:value-type="float" office:value="6882003" table:style-name="ce11">
            <text:p>68820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se.rs-online.com/web/p/schottky-diodes-rectifiers/6882003?searchId=1ff38bc0-f474-4789-863a-252451568179">https://se.rs-online.com/web/p/schottky-diodes-rectifiers/6882003?searchId=1ff38bc0-f474-4789-863a-252451568179</text:a></text:p>
          </table:table-cell>
          <table:table-cell office:value-type="string" table:style-name="ce4">
            <text:p><text:a xlink:href="https://docs.rs-online.com/1ddc/0900766b81404e8d.pdf">https://docs.rs-online.com/1ddc/0900766b81404e8d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Fuse holder</text:p>
          </table:table-cell>
          <table:table-cell office:value-type="string" table:style-name="ce1">
            <text:p>FuseTox</text:p>
          </table:table-cell>
          <table:table-cell office:value-type="string" table:style-name="ce8">
            <text:p>Littelfuse</text:p>
          </table:table-cell>
          <table:table-cell office:value-type="string" table:style-name="ce11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1">
            <text:p>894960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4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4">
            <text:p><text:a xlink:href="https://docs.rs-online.com/573d/0900766b8158bcd9.pdf">https://docs.rs-online.com/573d/0900766b8158bcd9.pdf</text:a></text:p>
          </table:table-cell>
          <table:table-cell table:number-columns-repeated="16372" table:style-name="ce1"/>
        </table:table-row>
        <table:table-row table:number-rows-repeated="3" table:style-name="ro5">
          <table:table-cell table:style-name="ce1"/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8">
            <text:p>Littelfuse</text:p>
          </table:table-cell>
          <table:table-cell table:style-name="ce11"/>
          <table:table-cell table:style-name="ce1"/>
          <table:table-cell table:style-name="ce11"/>
          <table:table-cell table:number-columns-repeated="3" table:style-name="ce1"/>
          <table:table-cell table:number-columns-repeated="2" table:style-name="ce4"/>
          <table:table-cell table:number-columns-repeated="16372" table:style-name="ce1"/>
        </table:table-row>
        <table:table-row table:style-name="ro7">
          <table:table-cell table:style-name="ce1"/>
          <table:table-cell office:value-type="string" table:style-name="ce1">
            <text:p>DC-DC Converter</text:p>
          </table:table-cell>
          <table:table-cell office:value-type="string" table:style-name="ce1">
            <text:p>DC-DCxV1</text:p>
          </table:table-cell>
          <table:table-cell office:value-type="string" table:style-name="ce8">
            <text:p>TDK-Lambda</text:p>
          </table:table-cell>
          <table:table-cell office:value-type="string" table:style-name="ce8">
            <text:p/>
            <text:p>I6A4W010A033V-001-R</text:p>
          </table:table-cell>
          <table:table-cell office:value-type="string" table:style-name="ce1">
            <text:p>RS Components</text:p>
          </table:table-cell>
          <table:table-cell office:value-type="string" table:style-name="ce11">
            <text:p>181-328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4">
            <text:p><text:a xlink:href="https://se.rs-online.com/web/p/dc-dc-converters/1813288">https://se.rs-online.com/web/p/dc-dc-converters/1813288</text:a></text:p>
          </table:table-cell>
          <table:table-cell office:value-type="string" table:style-name="ce4">
            <text:p><text:a xlink:href="https://product.tdk.com/system/files/dam/doc/product/power/switching-power/dc-dc-converter/catalog/i6a4w_e.pdf">https://product.tdk.com/system/files/dam/doc/product/power/switching-power/dc-dc-converter/catalog/i6a4w_e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Power connector<text:s/></text:p>
          </table:table-cell>
          <table:table-cell office:value-type="string" table:style-name="ce1">
            <text:p>48V1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1">
            <text:p>4102096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4">
            <text:p><text:a xlink:href="https://www.electrokit.com/upload/product/41020/41020964/XT90H.pdf">https://www.electrokit.com/upload/product/41020/41020964/XT90H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Power connector</text:p>
          </table:table-cell>
          <table:table-cell office:value-type="string" table:style-name="ce1">
            <text:p>-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1">
            <text:p>4102379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4">
            <text:p><text:a xlink:href="https://www.electrokit.com/upload/quick/9f/8b/e633_41023790-tds.pdf">https://www.electrokit.com/upload/quick/9f/8b/e633_41023790-tds.pdf</text:a>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0">
            <text:p>PDB - High voltage</text:p>
          </table:table-cell>
          <table:table-cell table:number-columns-repeated="2" table:style-name="ce20"/>
          <table:table-cell table:number-columns-repeated="2" table:style-name="ce21"/>
          <table:table-cell table:style-name="ce20"/>
          <table:table-cell table:style-name="ce22"/>
          <table:table-cell table:number-columns-repeated="12" table:style-name="ce20"/>
          <table:table-cell table:number-columns-repeated="16365" table:style-name="ce19"/>
        </table:table-row>
        <table:table-row table:style-name="ro5">
          <table:table-cell table:style-name="ce1"/>
          <table:table-cell office:value-type="string" table:style-name="ce1">
            <text:p>Power connector<text:s/></text:p>
          </table:table-cell>
          <table:table-cell office:value-type="string" table:style-name="ce1">
            <text:p>Bx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1">
            <text:p>4102096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4">
            <text:p><text:a xlink:href="https://www.electrokit.com/upload/product/41020/41020964/XT90H.pdf">https://www.electrokit.com/upload/product/41020/41020964/XT90H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Power connector</text:p>
          </table:table-cell>
          <table:table-cell office:value-type="string" table:style-name="ce1">
            <text:p>Motors 48VDC 30A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60H-M</text:p>
          </table:table-cell>
          <table:table-cell office:value-type="string" table:style-name="ce1">
            <text:p>Electro:kit</text:p>
          </table:table-cell>
          <table:table-cell office:value-type="float" office:value="41023547" table:style-name="ce11">
            <text:p>4102354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60-30a-hane">https://www.electrokit.com/stromkontakt-2-pol-xt60-30a-hane</text:a></text:p>
          </table:table-cell>
          <table:table-cell office:value-type="string" table:style-name="ce4">
            <text:p><text:a xlink:href="https://www.electrokit.com/upload/quick/c1/89/6354_41023547-tds.pdf">https://www.electrokit.com/upload/quick/c1/89/6354_41023547-tds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Power connector</text:p>
          </table:table-cell>
          <table:table-cell office:value-type="string" table:style-name="ce1">
            <text:p>48VDC/48DC 20A</text:p>
          </table:table-cell>
          <table:table-cell office:value-type="string" table:style-name="ce8">
            <text:p>Amass</text:p>
          </table:table-cell>
          <table:table-cell office:value-type="string" table:style-name="ce8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1">
            <text:p>4102379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4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4">
            <text:p><text:a xlink:href="https://www.electrokit.com/upload/quick/9f/8b/e633_41023790-tds.pdf">https://www.electrokit.com/upload/quick/9f/8b/e633_41023790-tds.pdf</text:a>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Schottky diode 30A 100V</text:p>
          </table:table-cell>
          <table:table-cell office:value-type="string" table:style-name="ce1">
            <text:p>DiodToMx</text:p>
          </table:table-cell>
          <table:table-cell table:number-columns-repeated="2" table:style-name="ce8"/>
          <table:table-cell office:value-type="string" table:style-name="ce1">
            <text:p>Electro:kit</text:p>
          </table:table-cell>
          <table:table-cell office:value-type="float" office:value="41018322" table:style-name="ce11">
            <text:p>4101832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4">
            <text:p><text:a xlink:href="https://www.electrokit.com/vs-63cpq100-n3-to-247-100v-30a-dual?srsltid=AfmBOorVj0XX8gFOdQVJVxuxjL4UbAjRE3omBWjy8kLoQK6cZ2MXkBll-cg">https://www.electrokit.com/vs-63cpq100-n3-to-247-100v-30a-dual?srsltid=AfmBOorVj0XX8gFOdQVJVxuxjL4UbAjRE3omBWjy8kLoQK6cZ2MXkBll-cg</text:a></text:p>
          </table:table-cell>
          <table:table-cell office:value-type="string" table:style-name="ce4">
            <text:p><text:a xlink:href="https://www.electrokit.com/upload/product/41018/41018322/VS-63CPQ100PbF,N3.pdf">https://www.electrokit.com/upload/product/41018/41018322/VS-63CPQ100PbF,N3.pdf</text:a></text:p>
          </table:table-cell>
          <table:table-cell table:number-columns-repeated="16372" table:style-name="ce1"/>
        </table:table-row>
        <table:table-row table:style-name="ro5">
          <table:table-cell table:style-name="ce1"/>
          <table:table-cell office:value-type="string" table:style-name="ce1">
            <text:p>Fuse holder</text:p>
          </table:table-cell>
          <table:table-cell office:value-type="string" table:style-name="ce1">
            <text:p>FuseToMx</text:p>
          </table:table-cell>
          <table:table-cell office:value-type="string" table:style-name="ce8">
            <text:p>Littelfuse</text:p>
          </table:table-cell>
          <table:table-cell office:value-type="string" table:style-name="ce11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1">
            <text:p>894960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4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4">
            <text:p><text:a xlink:href="https://docs.rs-online.com/573d/0900766b8158bcd9.pdf">https://docs.rs-online.com/573d/0900766b8158bcd9.pdf</text:a></text:p>
          </table:table-cell>
          <table:table-cell table:number-columns-repeated="16372" table:style-name="ce1"/>
        </table:table-row>
        <table:table-row table:number-rows-repeated="2" table:style-name="ro1">
          <table:table-cell table:style-name="ce1"/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table:number-columns-repeated="2" table:style-name="ce8"/>
          <table:table-cell table:style-name="ce1"/>
          <table:table-cell table:style-name="ce11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USB-CAN</text:p>
          </table:table-cell>
          <table:table-cell office:value-type="string" table:style-name="ce1">
            <text:p>USB-CAN</text:p>
          </table:table-cell>
          <table:table-cell table:number-columns-repeated="16381"/>
        </table:table-row>
        <table:table-row table:number-rows-repeated="2" table:style-name="ro1">
          <table:table-cell/>
          <table:table-cell office:value-type="string" table:style-name="ce1">
            <text:p>CANBUS Splitter</text:p>
          </table:table-cell>
          <table:table-cell office:value-type="string" table:style-name="ce1">
            <text:p>CANBUS Splitter</text:p>
          </table:table-cell>
          <table:table-cell table:number-columns-repeated="1638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1">
            <text:p>MISC.</text:p>
          </table:table-cell>
          <table:covered-table-cell table:number-columns-repeated="2"/>
          <table:table-cell table:number-columns-repeated="2" table:style-name="ce14"/>
          <table:table-cell table:style-name="ce15"/>
          <table:table-cell table:style-name="ce16"/>
          <table:table-cell table:number-columns-repeated="5" table:style-name="ce17"/>
          <table:table-cell table:number-columns-repeated="16372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Battery Charger</text:p>
          </table:table-cell>
          <table:table-cell table:number-columns-repeated="3" table:style-name="ce8"/>
          <table:table-cell office:value-type="string" table:style-name="ce1">
            <text:p>Tattu</text:p>
          </table:table-cell>
          <table:table-cell office:value-type="string" table:style-name="ce11">
            <text:p>TA32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harger to battery TAA22K12SP25A</text:p>
          </table:table-cell>
          <table:table-cell office:value-type="string" table:style-name="ce18">
            <text:p>https://gensace.de/products/tattu-dual-channel-smart-charger-60a-3200w-for-6s-14s-lipo-tattu-smart-battery?_pos=1&amp;_psq=TA3200&amp;_ss=e&amp;_v=1.0</text:p>
          </table:table-cell>
          <table:table-cell table:style-name="ce4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45f82" draw:opacity="100%" draw:stroke="solid" svg:stroke-width="0.02083in" svg:stroke-color="#0b445e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2</meta:generator>
    <dc:title/>
    <dc:description/>
    <dc:subject/>
    <meta:initial-creator/>
    <dc:creator>Microsoft Office User</dc:creator>
    <meta:creation-date>2025-11-14T07:21:02Z</meta:creation-date>
    <dc:date>2025-12-05T10:22:11Z</dc:date>
    <meta:user-defined meta:name="ContentTypeId">0x010100B43DDF0DE4416D4F87FC00770F607031</meta:user-defined>
    <meta:user-defined meta:name="MediaServiceImageTags"/>
  </office:meta>
</office:document-meta>
</file>